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T1" style:family="text">
      <style:text-properties officeooo:rsid="001dfcd1"/>
    </style:style>
    <style:style style:name="T2" style:family="text">
      <style:text-properties officeooo:rsid="0020abe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水仙花数</text:p>
      <text:p text:style-name="Standard">其各数字的立方和恰好等于该数字本身</text:p>
      <text:p text:style-name="Standard">例如<draw:frame draw:style-name="fr1" draw:name="对象1" text:anchor-type="as-char" svg:y="-0.437cm" svg:width="2.607cm" svg:height="0.527cm" draw:z-index="0"><draw:object xlink:href="./Object 1" xlink:type="simple" xlink:show="embed" xlink:actuate="onLoad"/><draw:image xlink:href="./ObjectReplacements/Object 1" xlink:type="simple" xlink:show="embed" xlink:actuate="onLoad"/></draw:frame>，所以说<text:span text:style-name="T2">153是水仙花数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新宋体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3T10:52:44.939000000</meta:creation-date>
    <meta:generator>LibreOffice/7.4.0.3$Windows_X86_64 LibreOffice_project/f85e47c08ddd19c015c0114a68350214f7066f5a</meta:generator>
    <dc:date>2022-09-03T11:08:21.234000000</dc:date>
    <meta:editing-duration>PT15M33S</meta:editing-duration>
    <meta:editing-cycles>7</meta:editing-cycles>
    <meta:document-statistic meta:table-count="0" meta:image-count="0" meta:object-count="1" meta:page-count="1" meta:paragraph-count="3" meta:word-count="33" meta:character-count="35" meta:non-whitespace-character-count="35"/>
  </office:meta>
</office:document-meta>
</file>

<file path=Object 1/content.xml><?xml version="1.0" encoding="utf-8"?>
<math xmlns="http://www.w3.org/1998/Math/MathML" display="block">
  <semantics>
    <mrow>
      <mn>153</mn>
      <mo stretchy="false">=</mo>
      <mrow>
        <msup>
          <mn>1</mn>
          <mn>3</mn>
        </msup>
        <mo stretchy="false">+</mo>
        <msup>
          <mn>5</mn>
          <mn>3</mn>
        </msup>
        <mo stretchy="false">+</mo>
        <msup>
          <mn>3</mn>
          <mn>3</mn>
        </msup>
      </mrow>
    </mrow>
    <annotation encoding="StarMath 5.0">153= 1^{3}  + 5^{3} + 3^{3}</annotation>
  </semantics>
</math>
</file>